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03ff0f" officeooo:paragraph-rsid="0003ff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have three variants of perfect day.</text:p>
      <text:p text:style-name="P1">First variant is to have a lie-in and read books whole day.</text:p>
      <text:p text:style-name="P1">Second variant, is the ideal productive perfect day. In this variant I wake up at 4 am, do some tasks until 7 am, then preparing and go to the university. After university, I go to the library and studying until 5 pm, then I go to my home, do exercises, then go to the shower and go to sleep after it. </text:p>
      <text:p text:style-name="P1">Third variant, is the realistic second variant. In this <text:s/>variant I wake up at 4 am, have some lie-in for 2 minutes, then do some early routine, after it, at 4 past 30 am I begin to solving my tasks. If I have some time I will sleep, but it is for sure that I will go to the university at just about 20 before 8 am. <text:s/>After university, I go to home,and chill. Then, I go to sleep, and cicle repeat. <text:s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ans Mono" fo:font-family="'Noto Sans Mono'" style:font-family-generic="modern" style:font-pitch="fixed" fo:font-size="10pt" style:font-name-asian="Noto Sans Mono" style:font-family-asian="'Noto Sans Mono'" style:font-family-generic-asian="modern" style:font-pitch-asian="fixed" style:font-size-asian="10pt" style:font-name-complex="Noto Sans Devanagari" style:font-family-complex="'Noto Sans Devanagari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19:29:12.436498412</meta:creation-date>
    <dc:date>2023-10-02T20:05:00.958883903</dc:date>
    <meta:editing-duration>PT35M49S</meta:editing-duration>
    <meta:editing-cycles>1</meta:editing-cycles>
    <meta:document-statistic meta:table-count="0" meta:image-count="0" meta:object-count="0" meta:page-count="1" meta:paragraph-count="4" meta:word-count="162" meta:character-count="796" meta:non-whitespace-character-count="633"/>
    <meta:generator>LibreOffice/7.6.1.2$Linux_X86_64 LibreOffice_project/60$Build-2</meta:generator>
  </office:meta>
</office:document-meta>
</file>